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523e" officeooo:paragraph-rsid="0007523e"/>
    </style:style>
    <style:style style:name="P2" style:family="paragraph" style:parent-style-name="Standard">
      <style:text-properties officeooo:paragraph-rsid="0007523e"/>
    </style:style>
    <style:style style:name="P3" style:family="paragraph" style:parent-style-name="Standard">
      <style:paragraph-properties fo:text-align="center" style:justify-single-word="false"/>
      <style:text-properties officeooo:paragraph-rsid="0007523e"/>
    </style:style>
    <style:style style:name="T1" style:family="text">
      <style:text-properties officeooo:rsid="000752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523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Реализация интеграции микрофронтендов через SCI.</text:span></text:p>
      <text:p text:style-name="P2">Каждый микрофронтенд высталяет <text:span text:style-name="T1">при билде </text:span>дополнительно библиотеку/файл с SCI в виде <text:span text:style-name="T1">sci</text:span>.d.ts.</text:p>
      <text:p text:style-name="P2">Выставить для общего пользования SCI можно разными способами:</text:p>
      <text:p text:style-name="P2"/>
      <text:p text:style-name="P2">1. (Способ Никиты) создать отдельный микрофронтенд (SCIMF), который будет уметь регистрировать появление новых микрофронтендов в рантайме и позволять им регистрировать SCI.</text:p>
      <text:p text:style-name="Standard"/>
      <text:p text:style-name="Standard">Проект SCIMF должен уметь при сборке собирать информацию о SCI всех микрофронтендо <text:s text:c="3"/>в приложения и легко автоматически расширяться.</text:p>
      <text:p text:style-name="Standard"/>
      <text:p text:style-name="P2">2. (Способ Вити) Каждый микрофронтенд умеет сам регистрировать методы SCI глобально при монтировании и удалять их при размонтировании. SCI.d.ts подключается в виде дев зависимости для других микрофронтендов.</text:p>
      <text:p text:style-name="P2"/>
      <text:p text:style-name="P3"><text:span text:style-name="T3">Реализация интеграции микрофронтендов через ACI</text:span></text:p>
      <text:p text:style-name="P2">Перечень всех событий и их версий хранится в специальном реестре (ACIRegistry).При сборке микрофронтенда кроме стандартных артефактов в билд добавляем файл с перечнем используемых евентов. Это достигается с помощью кастомного плагина для вебпака которой при обработке исходников собирает информацию например о специфический декораторах в которых содержится, по аналогии с аннотациями, информация о версии исполььзуемого события. После сбора всех версий всех событий от создает их set <text:span text:style-name="T1">(фильтрует по уникальности) </text:span>и создает артефакт, например, <text:s/>event-versions.json. </text:p>
      <text:p text:style-name="P2"/>
      <text:p text:style-name="P2">При публикации срабатывает скрипт который проверяет наличиее указанных в аретфакте event-versions.json в реестре. Если в реестре данный тип или версия евента отсутствует, то публикация должна упасть с ошибкой. (Вместо публикации можно добавить эту проверку по идее и на стадию билда, надо подумать когда эту проверку лучше делать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4T23:39:01.919026038</meta:creation-date>
    <meta:generator>LibreOffice/7.3.5.2$Linux_X86_64 LibreOffice_project/30$Build-2</meta:generator>
    <dc:date>2022-08-14T23:44:30.337497243</dc:date>
    <meta:editing-duration>PT5M28S</meta:editing-duration>
    <meta:editing-cycles>3</meta:editing-cycles>
    <meta:document-statistic meta:table-count="0" meta:image-count="0" meta:object-count="0" meta:page-count="1" meta:paragraph-count="9" meta:word-count="215" meta:character-count="1656" meta:non-whitespace-character-count="1445"/>
  </office:meta>
</office:document-meta>
</file>